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85in" style:rel-column-width="3425*"/>
    </style:style>
    <style:style style:name="Table1.B" style:family="table-column">
      <style:table-column-properties style:column-width="0.1215in" style:rel-column-width="175*"/>
    </style:style>
    <style:style style:name="Table1.C" style:family="table-column">
      <style:table-column-properties style:column-width="2.5in" style:rel-column-width="3600*"/>
    </style:style>
    <style:style style:name="Table1.D" style:family="table-column">
      <style:table-column-properties style:column-width="0.0611in" style:rel-column-width="88*"/>
    </style:style>
    <style:style style:name="Table1.E" style:family="table-column">
      <style:table-column-properties style:column-width="1.2194in" style:rel-column-width="1756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2" style:family="table-cell">
      <style:table-cell-properties fo:padding="0.0382in" fo:border="0.05pt solid #000000"/>
    </style:style>
    <style:style style:name="Table1.3" style:family="table-row">
      <style:table-row-properties style:min-row-height="0.2632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474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236in" table:align="margins"/>
    </style:style>
    <style:style style:name="Table3.A" style:family="table-column">
      <style:table-column-properties style:column-width="2.474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236in" table:align="margins"/>
    </style:style>
    <style:style style:name="Table4.A" style:family="table-column">
      <style:table-column-properties style:column-width="2.4743in" style:rel-column-width="2184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Heading_20_1">
      <style:paragraph-properties fo:break-before="page"/>
      <style:text-properties style:font-name="Liberation Serif1"/>
    </style:style>
    <style:style style:name="P3" style:family="paragraph" style:parent-style-name="Standard">
      <style:text-properties style:font-name="Cantarell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paragraph-rsid="0030d7e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f96a5" officeooo:paragraph-rsid="002f96a5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65101" officeooo:paragraph-rsid="0028c49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2f96a5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34cda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3b4dc7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259f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ca423" officeooo:paragraph-rsid="002ca423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rsid="00407fa2" officeooo:paragraph-rsid="00407fa2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407fa2" officeooo:paragraph-rsid="00441057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407fa2" officeooo:paragraph-rsid="00474116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4fbc04" officeooo:paragraph-rsid="004fbc04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paragraph-rsid="00259f2e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paragraph-rsid="003e6519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rsid="00259f2e" officeooo:paragraph-rsid="00259f2e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407fa2" officeooo:paragraph-rsid="00407fa2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4552d6" officeooo:paragraph-rsid="004552d6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4bd25d" officeooo:paragraph-rsid="004bd25d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size-complex="12pt"/>
    </style:style>
    <style:style style:name="P23" style:family="paragraph" style:parent-style-name="Table_20_Contents">
      <style:paragraph-properties fo:text-align="start" style:justify-single-word="false"/>
      <style:text-properties officeooo:paragraph-rsid="004f84ca" style:font-size-complex="12pt"/>
    </style:style>
    <style:style style:name="P24" style:family="paragraph" style:parent-style-name="Table_20_Contents">
      <style:paragraph-properties fo:text-align="start" style:justify-single-word="false"/>
      <style:text-properties officeooo:rsid="0046806e" officeooo:paragraph-rsid="004959bb" style:font-size-complex="12pt"/>
    </style:style>
    <style:style style:name="P25" style:family="paragraph" style:parent-style-name="Table_20_Contents">
      <style:paragraph-properties fo:text-align="start" style:justify-single-word="false"/>
      <style:text-properties officeooo:rsid="004db71f" officeooo:paragraph-rsid="004db71f" style:font-size-complex="12pt"/>
    </style:style>
    <style:style style:name="P26" style:family="paragraph" style:parent-style-name="Table_20_Contents">
      <style:paragraph-properties fo:text-align="start" style:justify-single-word="false"/>
      <style:text-properties officeooo:rsid="004db71f" officeooo:paragraph-rsid="004f84ca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 style:font-size-asian="12pt"/>
    </style:style>
    <style:style style:name="T3" style:family="text">
      <style:text-properties fo:color="#000000" style:font-name="Liberation Serif1" fo:font-size="12pt" officeooo:rsid="003d16c5" style:font-size-asian="12pt"/>
    </style:style>
    <style:style style:name="T4" style:family="text">
      <style:text-properties fo:color="#000000" style:font-name="Liberation Serif1" fo:font-size="12pt" officeooo:rsid="0033a040" style:font-size-asian="12pt"/>
    </style:style>
    <style:style style:name="T5" style:family="text">
      <style:text-properties fo:color="#000000" style:font-name="Liberation Serif1" fo:font-size="12pt" officeooo:rsid="00474116" style:font-size-asian="12pt"/>
    </style:style>
    <style:style style:name="T6" style:family="text">
      <style:text-properties fo:color="#000000" style:font-name="Liberation Serif1" fo:font-size="12pt" officeooo:rsid="0047c8eb" style:font-size-asian="12pt"/>
    </style:style>
    <style:style style:name="T7" style:family="text">
      <style:text-properties fo:color="#000000" officeooo:rsid="003e6519"/>
    </style:style>
    <style:style style:name="T8" style:family="text">
      <style:text-properties fo:font-weight="bold" officeooo:rsid="00407fa2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80"/>
    </style:style>
    <style:style style:name="T11" style:family="text">
      <style:text-properties fo:color="#000080" style:font-name="Liberation Serif1" fo:font-size="12pt" officeooo:rsid="00259f2e" style:font-size-asian="12pt"/>
    </style:style>
    <style:style style:name="T12" style:family="text">
      <style:text-properties fo:color="#000080" style:font-name="Liberation Serif1" fo:font-size="12pt" fo:font-weight="normal" officeooo:rsid="00259f2e" style:font-size-asian="12pt" style:font-weight-asian="normal" style:font-weight-complex="normal"/>
    </style:style>
    <style:style style:name="T13" style:family="text">
      <style:text-properties fo:color="#000080" officeooo:rsid="00259f2e"/>
    </style:style>
    <style:style style:name="T14" style:family="text">
      <style:text-properties officeooo:rsid="0021cfac"/>
    </style:style>
    <style:style style:name="T15" style:family="text">
      <style:text-properties officeooo:rsid="00259f2e"/>
    </style:style>
    <style:style style:name="T16" style:family="text">
      <style:text-properties officeooo:rsid="00265101"/>
    </style:style>
    <style:style style:name="T17" style:family="text">
      <style:text-properties officeooo:rsid="0033a040"/>
    </style:style>
    <style:style style:name="T18" style:family="text">
      <style:text-properties officeooo:rsid="003d16c5"/>
    </style:style>
    <style:style style:name="T19" style:family="text">
      <style:text-properties officeooo:rsid="003e10f8"/>
    </style:style>
    <style:style style:name="T20" style:family="text">
      <style:text-properties officeooo:rsid="004db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2"><text:span text:style-name="T9"><text:placeholder text:placeholder-type="text">&lt;context['company.rec_name']&gt;</text:placeholder></text:span><text:line-break/><text:span text:style-name="T19">Triage</text:span> Faceshee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4">Name: <text:placeholder text:placeholder-type="text">&lt;patient.name&gt;</text:placeholder></text:p>
          </table:table-cell>
          <table:table-cell table:style-name="Table1.B1" table:number-columns-spanned="3" office:value-type="string">
            <text:p text:style-name="P10">UPI/<text:span text:style-name="T14">MRN</text:span>: <text:span text:style-name="T10"><text:placeholder text:placeholder-type="text">&lt;patient.upi&gt;</text:placeholder></text:span></text:p>
          </table:table-cell>
          <table:covered-table-cell/>
          <table:covered-table-cell/>
          <table:table-cell table:style-name="Table1.B1" table:number-columns-spanned="2" office:value-type="string">
            <text:p text:style-name="P16"><text:span text:style-name="T1">Sex: </text:span><text:bookmark-start text:name="__DdeLink__2929_2052041992"/><text:placeholder text:placeholder-type="text">&lt;patient.sex_display&gt;</text:placeholder><text:bookmark-end text:name="__DdeLink__2929_2052041992"/></text:p>
          </table:table-cell>
          <table:covered-table-cell/>
        </table:table-row>
        <table:table-row>
          <table:table-cell table:style-name="Table1.A2" office:value-type="string">
            <text:p text:style-name="P18"><text:span text:style-name="T1">Age: </text:span><text:bookmark-start text:name="__DdeLink__2929_20520419921"/><text:placeholder text:placeholder-type="text">&lt;patient.age_display&gt;</text:placeholder><text:bookmark-end text:name="__DdeLink__2929_20520419921"/></text:p>
          </table:table-cell>
          <table:table-cell table:style-name="Table1.A2" table:number-columns-spanned="3" office:value-type="string">
            <text:p text:style-name="P6">Priority: <text:placeholder text:placeholder-type="text">&lt;patient.priority&gt;</text:placeholder></text:p>
          </table:table-cell>
          <table:covered-table-cell/>
          <table:covered-table-cell/>
          <table:table-cell table:style-name="Table1.E2" table:number-columns-spanned="2" office:value-type="string">
            <text:p text:style-name="P11">Status: <text:span text:style-name="T16"><text:placeholder text:placeholder-type="text">&lt;patient.priority&gt;</text:placeholder>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5">Id Type: <text:span text:style-name="T13"><text:placeholder text:placeholder-type="text">&lt;patient.id_type&gt;</text:placeholder></text:span></text:p>
          </table:table-cell>
          <table:table-cell table:style-name="Table1.A3" table:number-columns-spanned="3" office:value-type="string">
            <text:p text:style-name="P7">Id Number: <text:span text:style-name="T13"><text:placeholder text:placeholder-type="text">&lt;patient.id_number&gt;</text:placeholder></text:span></text:p>
          </table:table-cell>
          <table:covered-table-cell/>
          <table:covered-table-cell/>
          <table:table-cell table:style-name="Table1.A3" office:value-type="string">
            <text:p text:style-name="P8">Injury:<text:placeholder text:placeholder-type="text">&lt;choose test=""&gt;</text:placeholder><text:placeholder text:placeholder-type="text">&lt;when test="patient.injury==False"&gt;</text:placeholder><text:span text:style-name="T18">N</text:span>o<text:placeholder text:placeholder-type="text">&lt;/when&gt;</text:placeholder><text:placeholder text:placeholder-type="text">&lt;otherwise&gt;</text:placeholder><text:span text:style-name="T17">Yes</text:span><text:span text:style-name="T17"><text:placeholder text:placeholder-type="text">&lt;/otherwise&gt;</text:placeholder></text:span><text:span text:style-name="T17"><text:placeholder text:placeholder-type="text">&lt;/choose&gt;</text:placeholder></text:span></text:p>
          </table:table-cell>
          <table:table-cell table:style-name="Table1.F3" office:value-type="string">
            <text:p text:style-name="P9">Review:<text:placeholder text:placeholder-type="text">&lt;choose test=""&gt;</text:placeholder><text:placeholder text:placeholder-type="text">&lt;when test="patient.review==False"&gt;</text:placeholder><text:span text:style-name="T18">N</text:span>o<text:placeholder text:placeholder-type="text">&lt;/when&gt;</text:placeholder><text:placeholder text:placeholder-type="text">&lt;otherwise&gt;</text:placeholder><text:span text:style-name="T17">Yes</text:span><text:span text:style-name="T17"><text:placeholder text:placeholder-type="text">&lt;/otherwise&gt;</text:placeholder></text:span><text:span text:style-name="T17"><text:placeholder text:placeholder-type="text">&lt;/choose&gt;</text:placeholder></text:span></text:p>
          </table:table-cell>
        </table:table-row>
        <table:table-row>
          <table:table-cell table:style-name="Table1.F3" table:number-columns-spanned="6" office:value-type="string">
            <text:p text:style-name="P17"><text:span text:style-name="T1">Primary Complaint: </text:span><text:span text:style-name="T15"><text:placeholder text:placeholder-type="text">&lt;patient.complain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6" office:value-type="string">
            <text:p text:style-name="P17"><text:span text:style-name="T7">Notes</text:span><text:span text:style-name="T1">: </text:span><text:span text:style-name="T15"><text:placeholder text:placeholder-type="text">&lt;patient.note_display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6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table:number-columns-spanned="3" office:value-type="string">
                  <text:p text:style-name="P19">Syndromes/Surveillance </text:p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2">Fever: <text:span text:style-name="T2"><text:placeholder text:placeholder-type="text">&lt;choose test=""&gt;</text:placeholder></text:span><text:span text:style-name="T2"><text:placeholder text:placeholder-type="text">&lt;when test="patient.symp_fever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2.A2" office:value-type="string">
                  <text:p text:style-name="P12">Respiratory: <text:span text:style-name="T2"><text:placeholder text:placeholder-type="text">&lt;choose test=""&gt;</text:placeholder></text:span><text:span text:style-name="T2"><text:placeholder text:placeholder-type="text">&lt;when test="patient.symp_respiratory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2.C2" office:value-type="string">
                  <text:p text:style-name="P12">Jaundice: <text:span text:style-name="T2"><text:placeholder text:placeholder-type="text">&lt;choose test=""&gt;</text:placeholder></text:span><text:span text:style-name="T2"><text:placeholder text:placeholder-type="text">&lt;when test="patient.symp_jaundice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</table:table-row>
              <table:table-row>
                <table:table-cell table:style-name="Table2.A2" office:value-type="string">
                  <text:p text:style-name="P12">Hemorrhagic: <text:span text:style-name="T2"><text:placeholder text:placeholder-type="text">&lt;choose test=""&gt;</text:placeholder></text:span><text:span text:style-name="T2"><text:placeholder text:placeholder-type="text">&lt;when test="patient.symp_hemorrhagic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2.A2" office:value-type="string">
                  <text:p text:style-name="P12">Neurological: <text:span text:style-name="T2"><text:placeholder text:placeholder-type="text">&lt;choose test=""&gt;</text:placeholder></text:span><text:span text:style-name="T2"><text:placeholder text:placeholder-type="text">&lt;when test="patient.symp_neurological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2.C2" office:value-type="string">
                  <text:p text:style-name="P12">Arthralgia/Arthritis: <text:span text:style-name="T2"><text:placeholder text:placeholder-type="text">&lt;choose test=""&gt;</text:placeholder></text:span><text:span text:style-name="T2"><text:placeholder text:placeholder-type="text">&lt;when test="patient.symp_arthritis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</table:table-row>
              <table:table-row>
                <table:table-cell table:style-name="Table2.A2" office:value-type="string">
                  <text:p text:style-name="P12">Rash: <text:span text:style-name="T2"><text:placeholder text:placeholder-type="text">&lt;choose test=""&gt;</text:placeholder></text:span><text:span text:style-name="T2"><text:placeholder text:placeholder-type="text">&lt;when test="patient.symp_rash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2.A2" office:value-type="string">
                  <text:p text:style-name="P12">Vomiting: <text:span text:style-name="T2"><text:placeholder text:placeholder-type="text">&lt;choose test=""&gt;</text:placeholder></text:span><text:span text:style-name="T2"><text:placeholder text:placeholder-type="text">&lt;when test="patient.symp_vomitting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2.C2" office:value-type="string">
                  <text:p text:style-name="P12">Diarrhea: <text:s/><text:span text:style-name="T2"><text:placeholder text:placeholder-type="text">&lt;choose test=""&gt;</text:placeholder></text:span><text:span text:style-name="T2"><text:placeholder text:placeholder-type="text">&lt;when test="patient.symp_diarrhoea==False"&gt;</text:placeholder></text:span><text:span text:style-name="T3">N</text:span><text:span text:style-name="T2">o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4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</table:table-row>
              <table:table-row>
                <table:table-cell table:style-name="Table2.C2" table:number-columns-spanned="3" office:value-type="string">
                  <text:p text:style-name="P13">Countries Visited/Contact With Traveler: <text:span text:style-name="T11"><text:placeholder text:placeholder-type="text">&lt;patient.recent_travel_contact&gt;</text:placeholder></text:span></text:p>
                </table:table-cell>
                <table:covered-table-cell/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6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table:number-columns-spanned="3" office:value-type="string">
                  <text:p text:style-name="P20">Vital Signs</text:p>
                </table:table-cell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24">Temperature (°C): <text:span text:style-name="T12"><text:placeholder text:placeholder-type="text">&lt;patient.temperature&gt;</text:placeholder></text:span></text:p>
                </table:table-cell>
                <table:table-cell table:style-name="Table3.A2" office:value-type="string">
                  <text:p text:style-name="P24">Systolic Pressure: <text:span text:style-name="T12"><text:placeholder text:placeholder-type="text">&lt;patient.systolic&gt;</text:placeholder></text:span></text:p>
                </table:table-cell>
                <table:table-cell table:style-name="Table3.C2" office:value-type="string">
                  <text:p text:style-name="P24">Diastolic Pressure: <text:span text:style-name="T12"><text:placeholder text:placeholder-type="text">&lt;patient.diastolic&gt;</text:placeholder></text:span></text:p>
                </table:table-cell>
              </table:table-row>
              <table:table-row>
                <table:table-cell table:style-name="Table3.A2" office:value-type="string">
                  <text:p text:style-name="P24">Heart Rate (bpm): <text:span text:style-name="T12"><text:placeholder text:placeholder-type="text">&lt;patient.bpm&gt;</text:placeholder></text:span></text:p>
                </table:table-cell>
                <table:table-cell table:style-name="Table3.A2" office:value-type="string">
                  <text:p text:style-name="P24">Respiratory Rate: <text:span text:style-name="T12"><text:placeholder text:placeholder-type="text">&lt;patient.respiratory_rate&gt;</text:placeholder></text:span></text:p>
                </table:table-cell>
                <table:table-cell table:style-name="Table3.C2" office:value-type="string">
                  <text:p text:style-name="P24">Oxygen Saturation: <text:span text:style-name="T12"><text:placeholder text:placeholder-type="text">&lt;patient.osat&gt;</text:placeholder></text:span></text:p>
                </table:table-cell>
              </table:table-row>
              <table:table-row>
                <table:table-cell table:style-name="Table3.A2" office:value-type="string">
                  <text:p text:style-name="P24">Glucose (mmol/l): <text:span text:style-name="T12"><text:placeholder text:placeholder-type="text">&lt;patient.glucose&gt;</text:placeholder></text:span></text:p>
                </table:table-cell>
                <table:table-cell table:style-name="Table3.A2" office:value-type="string">
                  <text:p text:style-name="P24">Height (cm): <text:span text:style-name="T12"><text:placeholder text:placeholder-type="text">&lt;patient.height&gt;</text:placeholder></text:span></text:p>
                </table:table-cell>
                <table:table-cell table:style-name="Table3.C2" office:value-type="string">
                  <text:p text:style-name="P24">Weight (kg): <text:span text:style-name="T12"><text:placeholder text:placeholder-type="text">&lt;patient.weight&gt;</text:placeholder></text:span></text:p>
                </table:table-cell>
              </table:table-row>
              <table:table-row>
                <table:table-cell table:style-name="Table3.A2" office:value-type="string">
                  <text:p text:style-name="P24">Last Menstrual Period: <text:span text:style-name="T12"><text:placeholder text:placeholder-type="text">&lt;patient.lmp&gt;</text:placeholder></text:span></text:p>
                </table:table-cell>
                <table:table-cell table:style-name="Table3.A2" office:value-type="string">
                  <text:p text:style-name="P14"><text:s/><text:span text:style-name="T2"><text:placeholder text:placeholder-type="text">&lt;choose test=""&gt;</text:placeholder></text:span><text:span text:style-name="T2"><text:placeholder text:placeholder-type="text">&lt;when test="patient.pregnant==False"&gt;</text:placeholder>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5">Pregnant: </text:span><text:span text:style-name="T6">Yes</text:span><text:span text:style-name="T4"><text:placeholder text:placeholder-type="text">&lt;/otherwise&gt;</text:placeholder></text:span><text:span text:style-name="T4"><text:placeholder text:placeholder-type="text">&lt;/choose&gt;</text:placeholder></text:span></text:p>
                </table:table-cell>
                <table:table-cell table:style-name="Table3.C2" office:value-type="string">
                  <text:p text:style-name="P22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6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table:number-columns-spanned="3" office:value-type="string">
                  <text:p text:style-name="P21">Urine Analysis</text:p>
                </table:table-cell>
                <table:covered-table-cell/>
                <table:covered-table-cell/>
              </table:table-row>
              <table:table-row>
                <table:table-cell table:style-name="Table4.A2" office:value-type="string">
                  <text:p text:style-name="P26"><text:soft-page-break/>Blood: <text:span text:style-name="T12"><text:placeholder text:placeholder-type="text">&lt;patient.uri_blood&gt;</text:placeholder></text:span></text:p>
                </table:table-cell>
                <table:table-cell table:style-name="Table4.A2" office:value-type="string">
                  <text:p text:style-name="P26">Nitrite: <text:span text:style-name="T12"><text:placeholder text:placeholder-type="text">&lt;patient.uri_nitrite&gt;</text:placeholder></text:span></text:p>
                </table:table-cell>
                <table:table-cell table:style-name="Table4.C2" office:value-type="string">
                  <text:p text:style-name="P26">Protein: <text:span text:style-name="T12"><text:placeholder text:placeholder-type="text">&lt;patient.uri_protein&gt;</text:placeholder></text:span></text:p>
                </table:table-cell>
              </table:table-row>
              <table:table-row>
                <table:table-cell table:style-name="Table4.A2" office:value-type="string">
                  <text:p text:style-name="P26">Glucose: <text:span text:style-name="T12"><text:placeholder text:placeholder-type="text">&lt;patient.uri_glucose&gt;</text:placeholder></text:span></text:p>
                </table:table-cell>
                <table:table-cell table:style-name="Table4.A2" office:value-type="string">
                  <text:p text:style-name="P26">Ketone: <text:span text:style-name="T12"><text:placeholder text:placeholder-type="text">&lt;patient.uri_ketone&gt;</text:placeholder></text:span></text:p>
                </table:table-cell>
                <table:table-cell table:style-name="Table4.C2" office:value-type="string">
                  <text:p text:style-name="P23"><text:s/><text:span text:style-name="T20">Leukosytes: </text:span><text:span text:style-name="T12"><text:placeholder text:placeholder-type="text">&lt;patient.uri_leuko&gt;</text:placeholder></text:span></text:p>
                </table:table-cell>
              </table:table-row>
              <table:table-row>
                <table:table-cell table:style-name="Table4.A2" office:value-type="string">
                  <text:p text:style-name="P26">Bilirubin: <text:span text:style-name="T12"><text:placeholder text:placeholder-type="text">&lt;patient.uri_bilirubin&gt;</text:placeholder></text:span></text:p>
                </table:table-cell>
                <table:table-cell table:style-name="Table4.A2" office:value-type="string">
                  <text:p text:style-name="P26">Urobilinogen: <text:span text:style-name="T12"><text:placeholder text:placeholder-type="text">&lt;patient.uri_urobili&gt;</text:placeholder></text:span></text:p>
                </table:table-cell>
                <table:table-cell table:style-name="Table4.C2" office:value-type="string">
                  <text:p text:style-name="P26">pH: <text:span text:style-name="T12"><text:placeholder text:placeholder-type="text">&lt;patient.uri_ph&gt;</text:placeholder></text:span></text:p>
                </table:table-cell>
              </table:table-row>
              <table:table-row>
                <table:table-cell table:style-name="Table4.A2" office:value-type="string">
                  <text:p text:style-name="P26">Specific Gravity: <text:span text:style-name="T12"><text:placeholder text:placeholder-type="text">&lt;patient.uri_specific_gravity&gt;</text:placeholder></text:span></text:p>
                </table:table-cell>
                <table:table-cell table:style-name="Table4.A2" office:value-type="string">
                  <text:p text:style-name="P25"/>
                </table:table-cell>
                <table:table-cell table:style-name="Table4.C2" office:value-type="string">
                  <text:p text:style-name="P25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5">Institution: <text:span text:style-name="T11"><text:placeholder text:placeholder-type="text">&lt;patient.institution&gt;</text:placeholder></text:span></text:p>
          </table:table-cell>
          <table:covered-table-cell/>
          <table:table-cell table:style-name="Table1.A3" office:value-type="string">
            <text:p text:style-name="P15">End Time: <text:span text:style-name="T11"><text:placeholder text:placeholder-type="text">&lt;patient.end_time&gt;</text:placeholder></text:span></text:p>
          </table:table-cell>
          <table:table-cell table:style-name="Table1.F3" table:number-columns-spanned="3" office:value-type="string">
            <text:p text:style-name="P15">Total Time: <text:span text:style-name="T11"><text:placeholder text:placeholder-type="text">&lt;patient.total_time&gt;</text:placeholder></text:span></text:p>
          </table:table-cell>
          <table:covered-table-cell/>
          <table:covered-table-cell/>
        </table:table-row>
      </table:table>
      <text:p text:style-name="P3"/>
      <text:p text:style-name="P3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4" meta:image-count="0" meta:object-count="0" meta:page-count="3" meta:paragraph-count="52" meta:word-count="148" meta:character-count="2664" meta:non-whitespace-character-count="2564"/>
  </office:meta>
</office:document-meta>
</file>